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5.209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8.681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4cm" svg:y="-0.014cm" presentation:class="title" presentation:user-transformed="true">
          <draw:text-box>
            <text:p>S1 resolution and SER problems:<text:line-break/>part4<text:line-break/>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Сampaign V</text:span></text:p>
            <text:p><text:span text:style-name="T1">Oleynikov Vladislav</text:span></text:p>
            <text:p><text:span text:style-name="T1">04 Dec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8.681cm" svg:x="1.524cm" svg:y="0.643cm" presentation:class="title" presentation:user-transformed="true">
          <draw:text-box>
            <text:p>Algorithm:<text:line-break/><text:span text:style-name="T2">11713f949ea5bffcc2f0ceb22d1267b5f314a5af</text:span><text:span text:style-name="T2"><text:line-break/></text:span><text:span text:style-name="T2">Merge branch 'barycenter' into 'master'</text:span><text:line-break/><text:line-break/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erif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erif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lad </meta:initial-creator>
    <meta:creation-date>2018-11-28T18:55:06</meta:creation-date>
    <meta:editing-duration>P1DT4H57M40S</meta:editing-duration>
    <meta:editing-cycles>133</meta:editing-cycles>
    <dc:date>2018-12-04T18:21:13</dc:date>
    <dc:creator>Vlad </dc:creator>
    <meta:generator>OpenOffice/4.1.5$Unix OpenOffice.org_project/415m1$Build-9789</meta:generator>
    <meta:document-statistic meta:object-count="40"/>
  </office:meta>
</office:document-meta>
</file>